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1000000BDD8D2E5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Myriad Pro Light SemiCond" svg:font-family="'Myriad Pro Light SemiCon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166cm" fo:margin-left="0.141cm" fo:margin-top="0cm" fo:margin-bottom="0cm" table:align="left" style:writing-mode="lr-tb"/>
    </style:style>
    <style:style style:name="Tabela1.A" style:family="table-column">
      <style:table-column-properties style:column-width="4.055cm"/>
    </style:style>
    <style:style style:name="Tabela1.1" style:family="table-row">
      <style:table-row-properties style:min-row-height="0.106cm" style:keep-together="true" fo:keep-together="auto"/>
    </style:style>
    <style:style style:name="Tabela1.A1" style:family="table-cell">
      <style:table-cell-properties fo:padding="0cm" fo:border="0.018cm solid #000001"/>
    </style:style>
    <style:style style:name="Tabela1.A2" style:family="table-cell" style:data-style-name="N37">
      <style:table-cell-properties fo:padding="0cm" fo:border="0.018cm solid #000001"/>
    </style:style>
    <style:style style:name="Tabela1.C3" style:family="table-cell" style:data-style-name="N0">
      <style:table-cell-properties fo:padding="0cm" fo:border="0.018cm solid #000001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1.563cm" style:auto-text-indent="false" style:writing-mode="lr-tb"/>
    </style:style>
    <style:style style:name="P4" style:family="paragraph" style:parent-style-name="Standard">
      <style:paragraph-properties fo:margin-left="0cm" fo:margin-right="0cm" fo:text-align="end" style:justify-single-word="false" fo:orphans="2" fo:widows="2" fo:text-indent="1.563cm" style:auto-text-indent="false" style:writing-mode="lr-tb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_5b_Sem_20_estilo_20_de_20_parágrafo_5d_">
      <style:paragraph-properties fo:line-height="100%"/>
      <style:text-properties fo:color="#00000a" style:font-name="Calibri" fo:font-size="10pt" fo:language="pt" fo:country="BR" style:font-size-asian="10pt" style:font-name-complex="Calibri1" style:font-size-complex="10pt"/>
    </style:style>
    <style:style style:name="P7" style:family="paragraph" style:parent-style-name="Texto_20_principal">
      <style:paragraph-properties fo:text-align="center" style:justify-single-word="false" fo:hyphenation-ladder-count="no-limit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8" style:family="paragraph" style:parent-style-name="Texto_20_principal">
      <style:paragraph-properties fo:hyphenation-ladder-count="no-limit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9" style:family="paragraph" style:parent-style-name="Texto_20_principal">
      <style:paragraph-properties fo:text-align="start" style:justify-single-word="false" fo:hyphenation-ladder-count="no-limit"/>
      <style:text-properties fo:color="#009e00" style:font-name="Calibri" fo:font-size="10pt" fo:font-weight="bold" style:font-size-asian="10pt" style:font-weight-asian="bold" style:font-name-complex="Calibri1" style:font-size-complex="10pt" style:font-weight-complex="bold" fo:hyphenate="false" fo:hyphenation-remain-char-count="2" fo:hyphenation-push-char-count="2"/>
    </style:style>
    <style:style style:name="P10" style:family="paragraph" style:parent-style-name="Título_20_Capítulos">
      <style:paragraph-properties fo:text-align="start" style:justify-single-word="false" fo:hyphenation-ladder-count="no-limit"/>
      <style:text-properties fo:color="#009e00" style:font-name="Calibri" fo:font-size="10pt" style:font-size-asian="10pt" style:font-name-complex="Calibri1" style:font-size-complex="10pt" fo:hyphenate="false" fo:hyphenation-remain-char-count="2" fo:hyphenation-push-char-count="2"/>
    </style:style>
    <style:style style:name="P11" style:family="paragraph" style:parent-style-name="Título_20_Capítulos">
      <style:paragraph-properties fo:text-align="start" style:justify-single-word="false" fo:hyphenation-ladder-count="no-limit"/>
      <style:text-properties style:font-name="Calibri" fo:font-size="10pt" fo:language="en" fo:country="US" fo:font-style="italic" style:font-size-asian="10pt" style:font-style-asian="italic" style:font-name-complex="Calibri1" style:font-size-complex="10pt" style:font-style-complex="italic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.132cm" fo:line-height="100%" fo:text-align="justify" style:justify-single-word="false" fo:hyphenation-ladder-count="no-limit"/>
      <style:text-properties fo:color="#000000" style:font-name="Times New Roman" fo:font-size="12pt" fo:font-style="italic" fo:font-weight="bold" style:letter-kerning="true" style:font-name-asian="Times New Roman1" style:font-size-asian="12pt" style:language-asian="pt" style:country-asian="BR" style:font-style-asian="italic" style:font-weight-asian="bold" style:font-name-complex="Times New Roman1" style:font-size-complex="12pt" style:font-style-complex="italic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style:line-height-at-least="0.63cm" fo:text-align="justify" style:justify-single-word="false" fo:hyphenation-ladder-count="no-limit"/>
      <style:text-properties fo:color="#000000" style:font-name="Times New Roman" fo:font-size="12pt" fo:font-style="italic" fo:font-weight="normal" style:letter-kerning="true" style:font-name-asian="Times New Roman1" style:font-size-asian="12pt" style:language-asian="pt" style:country-asian="BR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/>
    </style:style>
    <style:style style:name="P14" style:family="paragraph" style:parent-style-name="Texto_20_principal" style:master-page-name="Standard">
      <style:paragraph-properties fo:text-align="center" style:justify-single-word="false" fo:hyphenation-ladder-count="no-limit" style:page-number="auto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dital de Proclamação dos resultados das designações realizadas pelo Enfermeiro Responsável Técnicopara a Comissão de Ética de Enfermagem (CEEn) das Instituições de Saúde.</text:p>
      <text:p text:style-name="P7"/>
      <text:p text:style-name="P8">A Direção/Gerência de Enfermagem da Associação Hospitalar São Francisco de Assis do município de Santo Amaro da Imperatriz, segundo o que consta no Regimento Interno da CEEn desta Instituição, comunica a todos profissionais de Enfermagem o resultado das designações realizadas pelo Enfermeiro RT, realizadas em 17/05/2018, às 14:00. Estão relacionados a seguir os profissionais que constituirão a Comissão de Ética da Associação Hospitalar São Francisco de Assis.</text:p>
      <text:p text:style-name="P8"/>
      <text:p text:style-name="P8">1. Funcionários designados pela Enfermeira Responsável Técnica, Patrícia Lopes Dadam, para compor a Comissão de Ética: </text:p>
      <text:p text:style-name="P9"/>
      <table:table table:name="Tabela1" table:style-name="Tabela1">
        <table:table-column table:style-name="Tabela1.A" table:number-columns-repeated="3"/>
        <table:table-row table:style-name="Tabela1.1">
          <table:table-cell table:style-name="Tabela1.A1" office:value-type="string">
            <text:p text:style-name="P8"><text:s/>Funcionários designados</text:p>
          </table:table-cell>
          <table:table-cell table:style-name="Tabela1.A1" office:value-type="string">
            <text:p text:style-name="P8"><text:s/>Função</text:p>
          </table:table-cell>
          <table:table-cell table:style-name="Tabela1.A1" office:value-type="string">
            <text:p text:style-name="P8">Coren-SC</text:p>
          </table:table-cell>
        </table:table-row>
        <table:table-row table:style-name="Tabela1.1">
          <table:table-cell table:style-name="Tabela1.A2" office:value-type="date" office:date-value="2018-05-17">
            <text:p text:style-name="P8">17/05/18</text:p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8">01. Mayara da Silva</text:p>
          </table:table-cell>
          <table:table-cell table:style-name="Tabela1.A1" office:value-type="string">
            <text:p text:style-name="P6">Enfermeira</text:p>
          </table:table-cell>
          <table:table-cell table:style-name="Tabela1.C3" office:value-type="float" office:value="510308">
            <text:p text:style-name="P6">510308</text:p>
          </table:table-cell>
        </table:table-row>
        <table:table-row table:style-name="Tabela1.1">
          <table:table-cell table:style-name="Tabela1.A1" office:value-type="string">
            <text:p text:style-name="P8">02. Karina Jochem Marques</text:p>
          </table:table-cell>
          <table:table-cell table:style-name="Tabela1.A1" office:value-type="string">
            <text:p text:style-name="P6">Enfermeira</text:p>
          </table:table-cell>
          <table:table-cell table:style-name="Tabela1.C3" office:value-type="float" office:value="507946">
            <text:p text:style-name="P6">507946</text:p>
          </table:table-cell>
        </table:table-row>
        <table:table-row table:style-name="Tabela1.1">
          <table:table-cell table:style-name="Tabela1.A1" office:value-type="string">
            <text:p text:style-name="P8">03. Maevi Valente</text:p>
          </table:table-cell>
          <table:table-cell table:style-name="Tabela1.A1" office:value-type="string">
            <text:p text:style-name="P6">Técnica em enfermagem</text:p>
          </table:table-cell>
          <table:table-cell table:style-name="Tabela1.C3" office:value-type="float" office:value="1191548">
            <text:p text:style-name="P6">1191548</text:p>
          </table:table-cell>
        </table:table-row>
      </table:table>
      <text:p text:style-name="P10"/>
      <text:h text:style-name="P12" text:outline-level="1">RESOLUÇÃO COFEN Nº 572/2018</text:h>
      <text:h text:style-name="P13" text:outline-level="1">§2º Não havendo chapas inscritas para o processo eleitoral, estes poderão ser designados pelo Enfermeiro Responsável Técnico, desde que os profissionais que forem designados atendam aos critérios estabelecidos nesta Resolução.</text:h>
      <text:p text:style-name="P11"/>
      <text:p text:style-name="P8"/>
      <text:p text:style-name="P8"/>
      <text:p text:style-name="P7">Santo Amaro da Imperatriz, 17 de maio de 2018.</text:p>
      <text:p text:style-name="P7"/>
      <text:p text:style-name="P7"/>
      <text:p text:style-name="P7"/>
      <text:p text:style-name="P7">________________________________________________</text:p>
      <text:p text:style-name="P7">Patrícia Lopes Dadam - Coren/SC nº 78996) <text:s text:c="134"/>Direção/Gerência de Enfermagem </text:p>
      <text:p text:style-name="P7"/>
      <text:p text:style-name="P7"/>
      <text:p text:style-name="P5"/>
      <text:p text:style-name="P3"/>
      <text:p text:style-name="P3"/>
      <text:p text:style-name="P3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4"/>
      <text:p text:style-name="P2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Myriad Pro Light SemiCond" svg:font-family="'Myriad Pro Light SemiCon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_5b_Sem_20_estilo_20_de_20_parágrafo_5d_" style:display-name="[Sem estilo de parágrafo]" style:family="paragraph" style:default-outline-level="" style:list-style-name="">
      <style:paragraph-properties fo:margin-top="0cm" fo:margin-bottom="0cm" fo:line-height="120%" fo:orphans="2" fo:widows="2" style:writing-mode="lr-tb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Texto_20_principal" style:display-name="Texto principal" style:family="paragraph" style:parent-style-name="_5b_Sem_20_estilo_20_de_20_parágrafo_5d_" style:default-outline-level="" style:list-style-name="">
      <style:paragraph-properties style:line-height-at-least="0.494cm" fo:text-align="justify" style:justify-single-word="false"/>
      <style:text-properties style:font-name="Myriad Pro Light SemiCond" fo:font-size="11pt" fo:language="pt" fo:country="BR" style:font-size-asian="11pt" style:font-name-complex="Myriad Pro Light SemiCond1" style:font-size-complex="11pt"/>
    </style:style>
    <style:style style:name="Título_20_Capítulos" style:display-name="Título Capítulos" style:family="paragraph" style:parent-style-name="Texto_20_principal" style:default-outline-level="" style:list-style-name="">
      <style:paragraph-properties style:line-height-at-least="0.635cm"/>
      <style:text-properties fo:color="#00ba00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Ari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s1" text:anchor-type="as-char" svg:width="15cm" svg:height="3.179cm" draw:z-index="1"><draw:image xlink:href="Pictures/1000000000000381000000BDD8D2E529.png" xlink:type="simple" xlink:show="embed" xlink:actuate="onLoad"/></draw:fram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P</meta:initial-creator>
    <meta:editing-cycles>7</meta:editing-cycles>
    <meta:print-date>2017-08-07T17:03:08.76</meta:print-date>
    <meta:creation-date>2016-12-02T14:50:00</meta:creation-date>
    <dc:date>2018-05-18T11:42:12.28</dc:date>
    <meta:editing-duration>PT10M20S</meta:editing-duration>
    <meta:generator>OpenOffice/4.1.3$Win32 OpenOffice.org_project/413m1$Build-9783</meta:generator>
    <meta:printed-by>CLINICA MEDICA </meta:printed-by>
    <meta:document-statistic meta:table-count="1" meta:image-count="1" meta:object-count="0" meta:page-count="2" meta:paragraph-count="22" meta:word-count="184" meta:character-count="14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